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1" style:family="table">
      <style:table-properties style:width="8.1861in" fo:margin-left="-0.3472in" fo:margin-top="0in" fo:margin-bottom="0in" table:align="left"/>
    </style:style>
    <style:style style:name="Table1.A" style:family="table-column">
      <style:table-column-properties style:column-width="1.0021in"/>
    </style:style>
    <style:style style:name="Table1.B" style:family="table-column">
      <style:table-column-properties style:column-width="7.184in"/>
    </style:style>
    <style:style style:name="Table1.1" style:family="table-row">
      <style:table-row-properties style:min-row-height="0.4396in" fo:keep-together="auto"/>
    </style:style>
    <style:style style:name="Table1.A1" style:family="table-cell">
      <style:table-cell-properties style:vertical-align="" fo:padding-left="0.0701in" fo:padding-right="0.0701in" fo:padding-top="0.0201in" fo:padding-bottom="0.0799in" fo:border="none"/>
    </style:style>
    <style:style style:name="Table1.3" style:family="table-row">
      <style:table-row-properties style:min-row-height="0.2201in" fo:keep-together="auto"/>
    </style:style>
    <style:style style:name="Table1.4" style:family="table-row">
      <style:table-row-properties style:min-row-height="0.866in" fo:keep-together="auto"/>
    </style:style>
    <style:style style:name="Table1.5" style:family="table-row">
      <style:table-row-properties style:min-row-height="0.8882in" fo:keep-together="auto"/>
    </style:style>
    <style:style style:name="Table1.6" style:family="table-row">
      <style:table-row-properties style:min-row-height="0.5514in" fo:keep-together="auto"/>
    </style:style>
    <style:style style:name="Table1.7" style:family="table-row">
      <style:table-row-properties style:min-row-height="0.8188in" fo:keep-together="auto"/>
    </style:style>
    <style:style style:name="Table1.8" style:family="table-row">
      <style:table-row-properties style:min-row-height="0.5757in" fo:keep-together="auto"/>
    </style:style>
    <style:style style:name="Table1.9" style:family="table-row">
      <style:table-row-properties style:min-row-height="0.0625in" fo:keep-together="auto"/>
    </style:style>
    <style:style style:name="P1" style:family="paragraph" style:parent-style-name="Standard">
      <style:paragraph-properties fo:text-align="start" style:justify-single-word="false" fo:orphans="0" fo:widows="0"/>
      <style:text-properties style:font-name="Roboto1"/>
    </style:style>
    <style:style style:name="P2" style:family="paragraph" style:parent-style-name="Standard">
      <style:paragraph-properties fo:line-height="100%" fo:text-align="center" style:justify-single-word="false" fo:orphans="0" fo:widows="0"/>
      <style:text-properties style:font-name="Roboto1" officeooo:paragraph-rsid="0062b640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1pt" fo:font-weight="bold" officeooo:rsid="00438993" officeooo:paragraph-rsid="00438993" style:font-name-asian="Roboto2" style:font-size-asian="11pt" style:font-weight-asian="bold" style:font-name-complex="Roboto2" style:font-size-complex="11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754176" officeooo:paragraph-rsid="00754176" style:font-name-asian="Roboto2" style:font-size-asian="10pt" style:font-weight-asian="bold" style:font-name-complex="Roboto2" style:font-size-complex="10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/>
    </style:style>
    <style:style style:name="P8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5fbdae"/>
    </style:style>
    <style:style style:name="P9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79d313"/>
    </style:style>
    <style:style style:name="P10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officeooo:paragraph-rsid="007b0480"/>
    </style:style>
    <style:style style:name="P1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1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64477c" officeooo:paragraph-rsid="008b6a72" style:font-name-asian="Roboto2" style:font-size-asian="10pt" style:font-weight-asian="bold" style:font-name-complex="Roboto2" style:font-size-complex="10pt" style:font-weight-complex="bold"/>
    </style:style>
    <style:style style:name="P1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08b6a72" style:font-name-asian="Roboto2" style:font-size-asian="10pt" style:font-name-complex="Roboto2" style:font-size-complex="10pt"/>
    </style:style>
    <style:style style:name="P1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style="italic" fo:font-weight="normal" officeooo:rsid="008f9311" officeooo:paragraph-rsid="00924a9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P1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08b6a72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officeooo:paragraph-rsid="0063be3e" style:font-name-asian="Roboto2" style:font-size-asian="10pt" style:font-name-complex="Roboto2" style:font-size-complex="10pt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10pt" fo:font-style="normal" officeooo:rsid="0048f0e9" officeooo:paragraph-rsid="0082c05c" style:font-name-asian="Roboto2" style:font-size-asian="10pt" style:font-style-asian="normal" style:font-name-complex="Roboto2" style:font-size-complex="10pt" style:font-style-complex="normal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officeooo:paragraph-rsid="005fbdae" style:font-name-asian="Roboto2" style:font-size-asian="10pt" style:font-name-complex="Roboto2" style:font-size-complex="10pt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7e263d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87a1a0"/>
    </style:style>
    <style:style style:name="P2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P2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5fbdae" officeooo:paragraph-rsid="005fbdae" style:font-name-asian="Roboto2" style:font-size-asian="10pt" style:font-weight-asian="bold" style:font-name-complex="Roboto2" style:font-size-complex="10pt"/>
    </style:style>
    <style:style style:name="P23" style:family="paragraph" style:parent-style-name="Standard">
      <style:paragraph-properties fo:margin-left="-1in" fo:margin-right="-1in" fo:line-height="100%" fo:text-align="center" style:justify-single-word="false" fo:orphans="0" fo:widows="0" fo:text-indent="0in" style:auto-text-indent="false"/>
      <style:text-properties style:font-name="Roboto1" officeooo:paragraph-rsid="0019bf58"/>
    </style:style>
    <style:style style:name="P24" style:family="paragraph" style:parent-style-name="Standard">
      <style:paragraph-properties fo:margin-left="-1in" fo:margin-right="-1in" fo:line-height="100%" fo:text-align="center" style:justify-single-word="false" fo:orphans="0" fo:widows="0" fo:text-indent="0in" style:auto-text-indent="false"/>
      <style:text-properties style:font-name="Roboto1" fo:font-size="10pt" officeooo:paragraph-rsid="0019bf58" style:font-name-asian="Roboto2" style:font-size-asian="10pt" style:font-name-complex="Roboto2" style:font-size-complex="10pt"/>
    </style:style>
    <style:style style:name="P25" style:family="paragraph" style:parent-style-name="Standard" style:master-page-name="Standard">
      <style:paragraph-properties fo:line-height="100%" fo:text-align="center" style:justify-single-word="false" fo:orphans="0" fo:widows="0" style:page-number="1"/>
      <style:text-properties style:font-name="Roboto1" fo:font-size="20pt" fo:font-weight="bold" style:font-name-asian="Roboto2" style:font-size-asian="20pt" style:font-weight-asian="bold" style:font-name-complex="Roboto2" style:font-size-complex="20pt"/>
    </style:style>
    <style:style style:name="P26" style:family="paragraph" style:parent-style-name="Standard" style:list-style-name="L1">
      <style:paragraph-properties fo:line-height="100%" fo:orphans="0" fo:widows="0"/>
      <style:text-properties officeooo:paragraph-rsid="008f9311"/>
    </style:style>
    <style:style style:name="P27" style:family="paragraph" style:parent-style-name="Standard" style:list-style-name="L3">
      <style:paragraph-properties fo:line-height="100%" fo:orphans="0" fo:widows="0"/>
      <style:text-properties officeooo:paragraph-rsid="008b6a72"/>
    </style:style>
    <style:style style:name="P28" style:family="paragraph" style:parent-style-name="Standard" style:list-style-name="L5">
      <style:paragraph-properties fo:line-height="100%" fo:orphans="0" fo:widows="0"/>
      <style:text-properties officeooo:paragraph-rsid="008b6a72"/>
    </style:style>
    <style:style style:name="P29" style:family="paragraph" style:parent-style-name="Standard" style:list-style-name="WWNum2">
      <style:paragraph-properties fo:line-height="100%" fo:orphans="0" fo:widows="0"/>
      <style:text-properties officeooo:paragraph-rsid="0052add7"/>
    </style:style>
    <style:style style:name="P30" style:family="paragraph" style:parent-style-name="Standard" style:list-style-name="L2">
      <style:paragraph-properties fo:line-height="100%" fo:orphans="0" fo:widows="0"/>
      <style:text-properties style:font-name="Roboto1" fo:font-size="10pt" fo:font-style="normal" officeooo:rsid="008e79c7" officeooo:paragraph-rsid="008e79c7" style:font-name-asian="Roboto2" style:font-size-asian="10pt" style:font-style-asian="normal" style:font-name-complex="Roboto2" style:font-size-complex="10pt" style:font-style-complex="normal"/>
    </style:style>
    <style:style style:name="P31" style:family="paragraph" style:parent-style-name="Standard" style:list-style-name="WWNum2">
      <style:paragraph-properties fo:line-height="100%" fo:orphans="0" fo:widows="0"/>
      <style:text-properties style:font-name="Roboto1" fo:font-size="10pt" fo:font-style="normal" officeooo:rsid="00924a97" officeooo:paragraph-rsid="00934af6" style:font-name-asian="Roboto2" style:font-size-asian="10pt" style:font-style-asian="normal" style:font-name-complex="Roboto2" style:font-size-complex="10pt" style:font-style-complex="normal"/>
    </style:style>
    <style:style style:name="P32" style:family="paragraph" style:parent-style-name="Standard" style:list-style-name="L4">
      <style:paragraph-properties fo:line-height="100%" fo:orphans="0" fo:widows="0"/>
      <style:text-properties style:font-name="Roboto1" fo:font-size="10pt" fo:font-style="normal" officeooo:rsid="0073750e" officeooo:paragraph-rsid="008b6a72" style:font-name-asian="Roboto2" style:font-size-asian="10pt" style:font-style-asian="normal" style:font-name-complex="Roboto2" style:font-size-complex="10pt" style:font-style-complex="normal"/>
    </style:style>
    <style:style style:name="P33" style:family="paragraph" style:parent-style-name="Standard" style:list-style-name="L6">
      <style:paragraph-properties fo:line-height="100%" fo:orphans="0" fo:widows="0"/>
      <style:text-properties style:font-name="Roboto1" fo:font-size="10pt" fo:font-style="normal" fo:font-weight="normal" officeooo:rsid="00754176" officeooo:paragraph-rsid="007b048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4" style:family="paragraph" style:parent-style-name="Standard" style:list-style-name="WWNum5">
      <style:paragraph-properties fo:line-height="100%" fo:orphans="0" fo:widows="0"/>
      <style:text-properties style:font-name="Roboto1" fo:font-size="10pt" officeooo:rsid="008e79c7" officeooo:paragraph-rsid="008e79c7" style:font-name-asian="Roboto2" style:font-size-asian="10pt" style:font-name-complex="Roboto2" style:font-size-complex="10pt"/>
    </style:style>
    <style:style style:name="P35" style:family="paragraph" style:parent-style-name="Standard" style:list-style-name="WWNum5">
      <style:paragraph-properties fo:line-height="100%" fo:orphans="0" fo:widows="0"/>
      <style:text-properties style:font-name="Roboto1" fo:font-size="10pt" officeooo:rsid="008e79c7" officeooo:paragraph-rsid="009a3f2d" style:font-name-asian="Roboto2" style:font-size-asian="10pt" style:font-name-complex="Roboto2" style:font-size-complex="10pt"/>
    </style:style>
    <style:style style:name="P36" style:family="paragraph" style:parent-style-name="Standard" style:list-style-name="WWNum5">
      <style:paragraph-properties fo:line-height="100%" fo:orphans="0" fo:widows="0"/>
      <style:text-properties style:font-name="Roboto1" fo:font-size="10pt" officeooo:paragraph-rsid="003ad5f5" style:font-name-asian="Roboto2" style:font-size-asian="10pt" style:font-name-complex="Roboto2" style:font-size-complex="10pt"/>
    </style:style>
    <style:style style:name="P37" style:family="paragraph" style:parent-style-name="Standard" style:list-style-name="L2">
      <style:paragraph-properties fo:line-height="100%" fo:orphans="0" fo:widows="0"/>
      <style:text-properties officeooo:rsid="008f9311" officeooo:paragraph-rsid="008f9311"/>
    </style:style>
    <style:style style:name="P38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style:font-name-asian="Roboto2" style:font-size-asian="10pt" style:font-name-complex="Roboto2" style:font-size-complex="10pt"/>
    </style:style>
    <style:style style:name="P39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officeooo:paragraph-rsid="008b6a72" style:font-name-asian="Roboto2" style:font-size-asian="10pt" style:font-name-complex="Roboto2" style:font-size-complex="10pt"/>
    </style:style>
    <style:style style:name="P40" style:family="paragraph" style:parent-style-name="Standard" style:list-style-name="WWNum3">
      <style:paragraph-properties fo:margin-left="0.5in" fo:margin-right="-0.0728in" fo:line-height="100%" fo:orphans="0" fo:widows="0" fo:text-indent="-0.25in" style:auto-text-indent="false"/>
      <style:text-properties style:font-name="Roboto1" fo:font-size="10pt" style:font-name-asian="Roboto2" style:font-size-asian="10pt" style:font-name-complex="Roboto2" style:font-size-complex="10pt"/>
    </style:style>
    <style:style style:name="P41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officeooo:rsid="0030b851" officeooo:paragraph-rsid="008b6a72" style:font-name-asian="Roboto2" style:font-size-asian="10pt" style:font-name-complex="Roboto2" style:font-size-complex="10pt"/>
    </style:style>
    <style:style style:name="P42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officeooo:rsid="003a210e" officeooo:paragraph-rsid="008b6a72" style:font-name-asian="Roboto2" style:font-size-asian="10pt" style:font-name-complex="Roboto2" style:font-size-complex="10pt"/>
    </style:style>
    <style:style style:name="P43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fo:font-weight="normal" officeooo:rsid="0064477c" officeooo:paragraph-rsid="008b6a72" style:font-name-asian="Roboto2" style:font-size-asian="10pt" style:font-weight-asian="normal" style:font-name-complex="Roboto2" style:font-size-complex="10pt" style:font-weight-complex="normal"/>
    </style:style>
    <style:style style:name="P44" style:family="paragraph" style:parent-style-name="Standard" style:list-style-name="WWNum2">
      <style:paragraph-properties fo:margin-left="0.5in" fo:margin-right="-0.0728in" fo:line-height="100%" fo:orphans="0" fo:widows="0" fo:text-indent="-0.25in" style:auto-text-indent="false"/>
      <style:text-properties style:font-name="Roboto1" fo:font-size="10pt" fo:font-weight="normal" officeooo:rsid="0064cf17" officeooo:paragraph-rsid="008b6a72" style:font-name-asian="Roboto2" style:font-size-asian="10pt" style:font-weight-asian="normal" style:font-name-complex="Roboto2" style:font-size-complex="10pt" style:font-weight-complex="normal"/>
    </style:style>
    <style:style style:name="P45" style:family="paragraph" style:parent-style-name="Standard" style:list-style-name="WWNum3">
      <style:paragraph-properties fo:margin-left="0.5in" fo:margin-right="-0.0728in" fo:line-height="100%" fo:orphans="0" fo:widows="0" fo:text-indent="-0.25in" style:auto-text-indent="false"/>
      <style:text-properties style:font-name="Roboto1" fo:font-size="10pt" fo:font-weight="normal" officeooo:paragraph-rsid="0079d313" style:font-name-asian="Roboto2" style:font-size-asian="10pt" style:font-weight-asian="normal" style:font-name-complex="Roboto2" style:font-size-complex="10pt" style:font-weight-complex="normal"/>
    </style:style>
    <style:style style:name="P46" style:family="paragraph" style:parent-style-name="Standard" style:list-style-name="WWNum3">
      <style:paragraph-properties fo:margin-left="0.5in" fo:margin-right="-0.0728in" fo:line-height="100%" fo:orphans="0" fo:widows="0" fo:text-indent="-0.25in" style:auto-text-indent="false"/>
      <style:text-properties style:font-name="Roboto1" officeooo:paragraph-rsid="004ce4bf"/>
    </style:style>
    <style:style style:name="P47" style:family="paragraph" style:parent-style-name="Standard" style:list-style-name="WWNum3">
      <style:paragraph-properties fo:margin-left="0in" fo:margin-right="-0.0728in" fo:line-height="100%" fo:orphans="0" fo:widows="0" fo:text-indent="0in" style:auto-text-indent="false"/>
      <style:text-properties style:font-name="Roboto1" officeooo:paragraph-rsid="006ecd41"/>
    </style:style>
    <style:style style:name="T1" style:family="text">
      <style:text-properties officeooo:rsid="0018e3ba"/>
    </style:style>
    <style:style style:name="T2" style:family="text">
      <style:text-properties officeooo:rsid="0024d20e"/>
    </style:style>
    <style:style style:name="T3" style:family="text">
      <style:text-properties officeooo:rsid="0032e007"/>
    </style:style>
    <style:style style:name="T4" style:family="text">
      <style:text-properties officeooo:rsid="0036f307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2e1397" style:font-weight-asian="bold"/>
    </style:style>
    <style:style style:name="T7" style:family="text">
      <style:text-properties fo:font-weight="bold" officeooo:rsid="003eb71a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fbdae" style:font-weight-asian="bold" style:font-weight-complex="bold"/>
    </style:style>
    <style:style style:name="T10" style:family="text">
      <style:text-properties officeooo:rsid="003bb8a8"/>
    </style:style>
    <style:style style:name="T11" style:family="text">
      <style:text-properties officeooo:rsid="003eb71a"/>
    </style:style>
    <style:style style:name="T12" style:family="text">
      <style:text-properties fo:font-size="10pt" style:font-name-asian="Roboto2" style:font-size-asian="10pt" style:font-name-complex="Roboto2" style:font-size-complex="10pt"/>
    </style:style>
    <style:style style:name="T13" style:family="text">
      <style:text-properties fo:font-size="10pt" officeooo:rsid="004ce4bf" style:font-name-asian="Roboto2" style:font-size-asian="10pt" style:font-name-complex="Roboto2" style:font-size-complex="10pt"/>
    </style:style>
    <style:style style:name="T14" style:family="text">
      <style:text-properties fo:font-size="10pt" officeooo:rsid="005d3bed" style:font-name-asian="Roboto2" style:font-size-asian="10pt" style:font-name-complex="Roboto2" style:font-size-complex="10pt"/>
    </style:style>
    <style:style style:name="T15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16" style:family="text">
      <style:text-properties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17" style:family="text">
      <style:text-properties fo:font-size="10pt" fo:font-weight="bold" officeooo:rsid="0018e3ba" style:font-name-asian="Roboto2" style:font-size-asian="10pt" style:font-weight-asian="bold" style:font-name-complex="Roboto2" style:font-size-complex="10pt" style:font-weight-complex="bold"/>
    </style:style>
    <style:style style:name="T18" style:family="text">
      <style:text-properties fo:font-size="10pt" fo:font-weight="bold" officeooo:rsid="007b02e2" style:font-name-asian="Roboto2" style:font-size-asian="10pt" style:font-weight-asian="bold" style:font-name-complex="Roboto2" style:font-size-complex="10pt" style:font-weight-complex="bold"/>
    </style:style>
    <style:style style:name="T19" style:family="text">
      <style:text-properties fo:font-size="10pt" fo:font-weight="bold" officeooo:rsid="007b02e2" style:font-name-asian="Roboto2" style:font-size-asian="10pt" style:font-weight-asian="bold" style:font-name-complex="Roboto2" style:font-size-complex="10pt"/>
    </style:style>
    <style:style style:name="T20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21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22" style:family="text">
      <style:text-properties fo:font-size="10pt" fo:font-style="italic" style:font-name-asian="Roboto2" style:font-size-asian="10pt" style:font-style-asian="italic" style:font-name-complex="Roboto2" style:font-size-complex="10pt" style:font-style-complex="italic"/>
    </style:style>
    <style:style style:name="T23" style:family="text">
      <style:text-properties fo:font-size="10pt" fo:font-style="italic" officeooo:rsid="007e263d" style:font-name-asian="Roboto2" style:font-size-asian="10pt" style:font-style-asian="italic" style:font-name-complex="Roboto2" style:font-size-complex="10pt"/>
    </style:style>
    <style:style style:name="T24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5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26" style:family="text">
      <style:text-properties fo:font-size="10pt" fo:font-style="normal" fo:font-weight="normal" officeooo:rsid="007e26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27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28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29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/>
    </style:style>
    <style:style style:name="T30" style:family="text">
      <style:text-properties fo:font-size="10pt" fo:font-style="normal" style:font-name-asian="Roboto2" style:font-size-asian="10pt" style:font-style-asian="normal" style:font-name-complex="Roboto2" style:font-size-complex="10pt" style:font-style-complex="normal"/>
    </style:style>
    <style:style style:name="T31" style:family="text">
      <style:text-properties officeooo:rsid="00438993"/>
    </style:style>
    <style:style style:name="T32" style:family="text">
      <style:text-properties style:font-name="Roboto1" fo:font-size="10pt" style:font-name-asian="Roboto2" style:font-size-asian="10pt" style:font-name-complex="Roboto2" style:font-size-complex="10pt"/>
    </style:style>
    <style:style style:name="T33" style:family="text">
      <style:text-properties style:font-name="Roboto1" fo:font-size="10pt" officeooo:rsid="0046fcf4" style:font-name-asian="Roboto2" style:font-size-asian="10pt" style:font-name-complex="Roboto2" style:font-size-complex="10pt"/>
    </style:style>
    <style:style style:name="T34" style:family="text">
      <style:text-properties style:font-name="Roboto1" fo:font-size="10pt" officeooo:rsid="005d3bed" style:font-name-asian="Roboto2" style:font-size-asian="10pt" style:font-name-complex="Roboto2" style:font-size-complex="10pt"/>
    </style:style>
    <style:style style:name="T35" style:family="text"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T36" style:family="text">
      <style:text-properties style:font-name="Roboto1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37" style:family="text">
      <style:text-properties style:font-name="Roboto1" fo:font-size="10pt" fo:font-weight="bold" officeooo:rsid="001c750c" style:font-name-asian="Roboto2" style:font-size-asian="10pt" style:font-weight-asian="bold" style:font-name-complex="Roboto2" style:font-size-complex="10pt" style:font-weight-complex="bold"/>
    </style:style>
    <style:style style:name="T38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39" style:family="text">
      <style:text-properties style:font-name="Roboto1" fo:font-size="10pt" fo:font-weight="bold" officeooo:rsid="008f9311" style:font-name-asian="Roboto2" style:font-size-asian="10pt" style:font-weight-asian="bold" style:font-name-complex="Roboto2" style:font-size-complex="10pt" style:font-weight-complex="bold"/>
    </style:style>
    <style:style style:name="T40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/>
    </style:style>
    <style:style style:name="T41" style:family="text">
      <style:text-properties style:font-name="Roboto1" fo:font-size="10pt" fo:font-weight="normal" officeooo:rsid="008f9311" style:font-name-asian="Roboto2" style:font-size-asian="10pt" style:font-weight-asian="normal" style:font-name-complex="Roboto2" style:font-size-complex="10pt" style:font-weight-complex="normal"/>
    </style:style>
    <style:style style:name="T42" style:family="text">
      <style:text-properties style:font-name="Roboto1" fo:font-size="10pt" fo:font-weight="normal" officeooo:rsid="0095e663" style:font-name-asian="Roboto2" style:font-size-asian="10pt" style:font-weight-asian="normal" style:font-name-complex="Roboto2" style:font-size-complex="10pt" style:font-weight-complex="normal"/>
    </style:style>
    <style:style style:name="T43" style:family="text">
      <style:text-properties style:font-name="Roboto1" fo:font-size="10pt" fo:font-style="normal" style:font-name-asian="Roboto2" style:font-size-asian="10pt" style:font-style-asian="normal" style:font-name-complex="Roboto2" style:font-size-complex="10pt" style:font-style-complex="normal"/>
    </style:style>
    <style:style style:name="T44" style:family="text">
      <style:text-properties style:font-name="Roboto1" fo:font-size="10pt" fo:font-style="normal" officeooo:rsid="0090a9bf" style:font-name-asian="Roboto2" style:font-size-asian="10pt" style:font-style-asian="normal" style:font-name-complex="Roboto2" style:font-size-complex="10pt" style:font-style-complex="normal"/>
    </style:style>
    <style:style style:name="T45" style:family="text">
      <style:text-properties style:font-name="Roboto1" fo:font-size="10pt" fo:font-style="normal" officeooo:rsid="00934af6" style:font-name-asian="Roboto2" style:font-size-asian="10pt" style:font-style-asian="normal" style:font-name-complex="Roboto2" style:font-size-complex="10pt" style:font-style-complex="normal"/>
    </style:style>
    <style:style style:name="T46" style:family="text">
      <style:text-properties style:font-name="Roboto1" fo:font-size="10pt" fo:font-style="normal" officeooo:rsid="0044bcfd" style:font-name-asian="Roboto2" style:font-size-asian="10pt" style:font-style-asian="normal" style:font-name-complex="Roboto2" style:font-size-complex="10pt" style:font-style-complex="normal"/>
    </style:style>
    <style:style style:name="T47" style:family="text">
      <style:text-properties style:font-name="Roboto1" fo:font-size="10pt" fo:font-style="normal" officeooo:rsid="003ad5f5" style:font-name-asian="Roboto2" style:font-size-asian="10pt" style:font-style-asian="normal" style:font-name-complex="Roboto2" style:font-size-complex="10pt" style:font-style-complex="normal"/>
    </style:style>
    <style:style style:name="T48" style:family="text">
      <style:text-properties style:font-name="Roboto1" fo:font-size="10pt" fo:font-style="normal" officeooo:rsid="0098a492" style:font-name-asian="Roboto2" style:font-size-asian="10pt" style:font-style-asian="normal" style:font-name-complex="Roboto2" style:font-size-complex="10pt" style:font-style-complex="normal"/>
    </style:style>
    <style:style style:name="T49" style:family="text">
      <style:text-properties style:font-name="Roboto1" fo:font-size="10pt" fo:font-style="normal" officeooo:rsid="0098cd0e" style:font-name-asian="Roboto2" style:font-size-asian="10pt" style:font-style-asian="normal" style:font-name-complex="Roboto2" style:font-size-complex="10pt" style:font-style-complex="normal"/>
    </style:style>
    <style:style style:name="T50" style:family="text">
      <style:text-properties style:font-name="Roboto1" fo:font-size="10pt" fo:font-style="normal" officeooo:rsid="009b41a1" style:font-name-asian="Roboto2" style:font-size-asian="10pt" style:font-style-asian="normal" style:font-name-complex="Roboto2" style:font-size-complex="10pt" style:font-style-complex="normal"/>
    </style:style>
    <style:style style:name="T51" style:family="text">
      <style:text-properties style:font-name="Roboto1" fo:font-size="10pt" fo:font-style="normal" fo:font-weight="normal" officeooo:rsid="0073750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2" style:family="text">
      <style:text-properties style:font-name="Roboto1" fo:font-size="10pt" fo:font-style="normal" fo:font-weight="normal" officeooo:rsid="0064477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3" style:family="text">
      <style:text-properties style:font-name="Roboto1" fo:font-size="10pt" fo:font-style="normal" fo:font-weight="normal" officeooo:rsid="006e98b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4" style:family="text">
      <style:text-properties style:font-name="Roboto1" fo:font-size="10pt" fo:font-style="normal" fo:font-weight="normal" officeooo:rsid="00699e9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55" style:family="text">
      <style:text-properties fo:font-weight="normal" officeooo:rsid="005fbdae" style:font-weight-asian="normal" style:font-weight-complex="normal"/>
    </style:style>
    <style:style style:name="T56" style:family="text">
      <style:text-properties officeooo:rsid="0060ff9f"/>
    </style:style>
    <style:style style:name="T57" style:family="text">
      <style:text-properties officeooo:rsid="006864e5"/>
    </style:style>
    <style:style style:name="T58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59" style:family="text">
      <style:text-properties officeooo:rsid="0082c05c"/>
    </style:style>
    <style:style style:name="T60" style:family="text">
      <style:text-properties officeooo:rsid="00859838"/>
    </style:style>
    <style:style style:name="T61" style:family="text">
      <style:text-properties officeooo:rsid="00893dfd"/>
    </style:style>
    <style:style style:name="T62" style:family="text">
      <style:text-properties officeooo:rsid="008a4f38"/>
    </style:style>
    <style:style style:name="T63" style:family="text">
      <style:text-properties officeooo:rsid="00924a97"/>
    </style:style>
    <style:style style:name="T64" style:family="text">
      <style:text-properties officeooo:rsid="00933dc2"/>
    </style:style>
    <style:style style:name="T65" style:family="text">
      <style:text-properties officeooo:rsid="00934af6"/>
    </style:style>
    <style:style style:name="T66" style:family="text">
      <style:text-properties officeooo:rsid="0094c2de"/>
    </style:style>
    <style:style style:name="T6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69" style:family="text">
      <style:text-properties officeooo:rsid="0098a492"/>
    </style:style>
    <style:style style:name="T70" style:family="text">
      <style:text-properties officeooo:rsid="009b41a1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66">R</text:span>ICHARD S. ZHU</text:p>
      <text:p text:style-name="P2"><text:span text:style-name="T12">rszhu@berkeley.edu </text:span><text:span text:style-name="T15">•</text:span><text:span text:style-name="T12"> 858-371-8838 </text:span></text:p>
      <text:p text:style-name="P23"><text:span text:style-name="T12">linkedin.com/in/rszhu </text:span><text:span text:style-name="T15">•</text:span><text:span text:style-name="T12"> github.com/richardszhu </text:span></text:p>
      <text:p text:style-name="P2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EDUCATION</text:p>
          </table:table-cell>
          <table:table-cell table:style-name="Table1.A1" office:value-type="string">
            <text:p text:style-name="P19"><text:span text:style-name="T15">University of California, Berkeley <text:s text:c="19"/></text:span><text:span text:style-name="T25"><text:s/></text:span><text:span text:style-name="T15"><text:s text:c="60"/></text:span><text:span text:style-name="T20"><text:s text:c="7"/></text:span><text:span text:style-name="T28"><text:s/></text:span><text:span text:style-name="T29">Expected Graduation: </text:span><text:span text:style-name="T26">May 2023</text:span><text:span text:style-name="T15"> <text:s text:c="81"/></text:span></text:p>
            <text:p text:style-name="P20"><text:span text:style-name="T27">B.A. Computer Science</text:span><text:span text:style-name="T30"> </text:span><text:span text:style-name="T12"><text:s text:c="92"/></text:span><text:span text:style-name="T21"><text:s text:c="15"/></text:span></text:p>
            <text:p text:style-name="P17"><text:span text:style-name="T67">Relevant Coursework:</text:span><text:span text:style-name="T68"> </text:span>Structure of Computer Programs, <text:span text:style-name="T59">Information Devices and Systems</text:span></text:p>
          </table:table-cell>
        </table:table-row>
        <table:table-row table:style-name="Table1.1">
          <table:table-cell table:style-name="Table1.A1" office:value-type="string">
            <text:p text:style-name="P22">SKILLS</text:p>
          </table:table-cell>
          <table:table-cell table:style-name="Table1.A1" office:value-type="string">
            <text:p text:style-name="P18"><text:span text:style-name="T58">Languages:</text:span><text:span text:style-name="T9"> </text:span>Python, Java, SQL, JavaScript, HTML/CSS</text:p>
            <text:p text:style-name="P16"><text:span text:style-name="T58">Frameworks/Technologies:</text:span><text:span text:style-name="T9"> </text:span><text:span text:style-name="T55">Git, </text:span>Linux (Ubuntu), Android, <text:span text:style-name="T56">NumPy</text:span></text:p>
          </table:table-cell>
        </table:table-row>
        <table:table-row table:style-name="Table1.3">
          <table:table-cell table:style-name="Table1.A1" office:value-type="string">
            <text:p text:style-name="P4">PROJECTS</text:p>
          </table:table-cell>
          <table:table-cell table:style-name="Table1.A1" office:value-type="string">
            <text:p text:style-name="P15"><text:span text:style-name="T40">Investment </text:span><text:span text:style-name="T35">Portfolio Diversity Visualization Tool </text:span><text:span text:style-name="T36">(</text:span><text:span text:style-name="T38">Python, </text:span><text:span text:style-name="T39">MatPlotLib</text:span><text:span text:style-name="T38">, </text:span><text:span text:style-name="T37">Git</text:span><text:span text:style-name="T36">)</text:span></text:p>
            <text:p text:style-name="P14">Winn<text:span text:style-name="T63">ing Project</text:span> of the CalHacks 2019 BlackRock API Prize</text:p>
            <text:list xml:id="list3142933576" text:style-name="L1">
              <text:list-item>
                <text:p text:style-name="P26"><text:span text:style-name="T41">Robust program that visualizes the diversity of an investment portfolio </text:span><text:span text:style-name="T42">given</text:span><text:span text:style-name="T41"> any security attribute </text:span></text:p>
              </text:list-item>
            </text:list>
            <text:list xml:id="list1605457732" text:style-name="L2">
              <text:list-item>
                <text:p text:style-name="P30"><text:span text:style-name="T70">Leveraged</text:span> BlackRock API to compile, sort, and categorize attribute data for a inputted list of securities</text:p>
              </text:list-item>
              <text:list-item>
                <text:p text:style-name="P37"><text:span text:style-name="T50">Integrated</text:span><text:span text:style-name="T43"> MatPlotLib widgets to visualize </text:span><text:span text:style-name="T45">calculated diversity</text:span><text:span text:style-name="T43"> data and to create a GUI for </text:span><text:span text:style-name="T44">selecting</text:span><text:span text:style-name="T43"> stock tickers, </text:span><text:span text:style-name="T45">their portfolio </text:span><text:span text:style-name="T43">values, and a </text:span><text:span text:style-name="T44">specific</text:span><text:span text:style-name="T43"> attribute to examine</text:span></text:p>
              </text:list-item>
            </text:list>
          </table:table-cell>
        </table:table-row>
        <table:table-row table:style-name="Table1.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5"><text:span text:style-name="T35">Bomberman Remastered </text:span><text:span text:style-name="T36">(Java, </text:span><text:span text:style-name="T37">Git</text:span><text:span text:style-name="T36">)</text:span></text:p>
            <text:list xml:id="list449628570" text:style-name="L3">
              <text:list-item>
                <text:p text:style-name="P27"><text:span text:style-name="T49">An i</text:span><text:span text:style-name="T43">mproved </text:span><text:span text:style-name="T48">remake</text:span><text:span text:style-name="T43"> of the classic </text:span><text:span text:style-name="T46">video</text:span><text:span text:style-name="T43"> game Bomberman </text:span><text:span text:style-name="T47">that </text:span><text:span text:style-name="T43">can be played on modern devices</text:span></text:p>
              </text:list-item>
            </text:list>
            <text:list xml:id="list1184774694" text:style-name="WWNum2">
              <text:list-item>
                <text:p text:style-name="P31">Fully recreated core gameplay functionalities, such as <text:span text:style-name="T65">player action</text:span> timers <text:span text:style-name="T65">and </text:span>random power-up drops </text:p>
              </text:list-item>
              <text:list-item>
                <text:p text:style-name="P39">Added <text:span text:style-name="T11">an all-</text:span>new <text:span text:style-name="T11">local </text:span>multiplayer mode, including <text:span text:style-name="T11">dynamic player vs. player gameplay and</text:span> a <text:span text:style-name="T1">reworked</text:span> <text:span text:style-name="T11">keyboard </text:span>control system</text:p>
              </text:list-item>
              <text:list-item>
                <text:p text:style-name="P39">Utilized the Java Swing <text:span text:style-name="T61">t</text:span>oolkit to update <text:span text:style-name="T1">graphical textures and construct a menu-based GUI</text:span>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3"><text:span text:style-name="T7">Smart </text:span><text:span text:style-name="T6">Typing Practice Program</text:span><text:span text:style-name="T5"> </text:span><text:span text:style-name="T8">(Python)</text:span></text:p>
            <text:list xml:id="list374108960" text:style-name="L4">
              <text:list-item>
                <text:p text:style-name="P32">Interactive typing program which calculates typing speed and accuracy with every keystroke</text:p>
              </text:list-item>
            </text:list>
            <text:list xml:id="list193917473718072" text:continue-list="list1184774694" text:style-name="WWNum2">
              <text:list-item>
                <text:p text:style-name="P41"><text:span text:style-name="T4">Implemented s</text:span>mart <text:span text:style-name="T4">a</text:span>utocorrect <text:span text:style-name="T4">feature, which compares typed input to a container of correct words, determines degree of similarity, and determines whether to replace the input</text:span></text:p>
              </text:list-item>
              <text:list-item>
                <text:p text:style-name="P42">Set up communication of clientside information to game servers for multiplayer integration</text:p>
              </text:list-item>
            </text:list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2">Final Grade Calculator (Python)</text:p>
            <text:list xml:id="list573322581" text:style-name="L5">
              <text:list-item>
                <text:p text:style-name="P28"><text:span text:style-name="T51">Fi</text:span><text:span text:style-name="T52">nal grade calculator </text:span><text:span text:style-name="T53">script </text:span><text:span text:style-name="T52">that </text:span><text:span text:style-name="T54">takes</text:span><text:span text:style-name="T52"> weighted categories and point totals </text:span><text:span text:style-name="T54">into consideration</text:span></text:p>
              </text:list-item>
            </text:list>
            <text:list xml:id="list193917258323989" text:continue-list="list193917473718072" text:style-name="WWNum2">
              <text:list-item>
                <text:p text:style-name="P43"><text:span text:style-name="T69">Formulated</text:span> algorithm <text:span text:style-name="T60">to compute a needed final exam score based off of a user’s desired class grade</text:span></text:p>
              </text:list-item>
              <text:list-item>
                <text:p text:style-name="P44">Tailored to accomodate <text:span text:style-name="T57">grade systems</text:span> where final is not in a seperate category (Unlike RogerHub’s<text:span text:style-name="T62">)</text:span></text:p>
              </text:list-item>
            </text:list>
          </table:table-cell>
        </table:table-row>
        <table:table-row table:style-name="Table1.7">
          <table:table-cell table:style-name="Table1.A1" office:value-type="string">
            <text:p text:style-name="P5">ACTIVITIES</text:p>
          </table:table-cell>
          <table:table-cell table:style-name="Table1.A1" office:value-type="string">
            <text:p text:style-name="P9"><text:span text:style-name="T15">UC Berkeley Open Computing Facility (OCF)</text:span><text:span text:style-name="T12"> <text:s text:c="80"/></text:span><text:span text:style-name="T21"><text:s text:c="8"/></text:span><text:span text:style-name="T12"><text:s text:c="15"/></text:span><text:span text:style-name="T17">B</text:span><text:span text:style-name="T16">erkeley, CA</text:span><text:span text:style-name="T12"> </text:span></text:p>
            <text:p text:style-name="P9"><text:span text:style-name="T22">Staff Member <text:s/></text:span><text:span text:style-name="T12"><text:s text:c="121"/></text:span><text:span text:style-name="T21"><text:s text:c="9"/></text:span><text:span text:style-name="T12"><text:s text:c="14"/></text:span><text:span text:style-name="T21">Sep. 2019 — Present</text:span></text:p>
            <text:list xml:id="list3310836665" text:style-name="WWNum3">
              <text:list-item>
                <text:p text:style-name="P45">Contributed to codebase of ocfweb, the OCF web page, which handles password resets, account creation, dynamic lab usage statistics, and more</text:p>
              </text:list-item>
            </text:list>
            <text:p text:style-name="P7"><text:span text:style-name="T15">Catalyst for Success <text:s text:c="141"/></text:span><text:span text:style-name="T16">San Diego, CA</text:span></text:p>
            <text:p text:style-name="P8"><text:span text:style-name="T22">Treasurer <text:s/></text:span><text:span text:style-name="T12"><text:s text:c="116"/></text:span><text:span text:style-name="T21"><text:s text:c="9"/></text:span><text:span text:style-name="T12"><text:s text:c="22"/></text:span><text:span text:style-name="T21">Sep. 2017 — Aug. 2019</text:span></text:p>
            <text:list xml:id="list193916177498812" text:continue-list="list193917258323989" text:style-name="WWNum2">
              <text:list-item>
                <text:p text:style-name="P38">Worked with library officials to run a weekly program teaching programming and circuitry to <text:span text:style-name="T2">over 250</text:span> local students (Python, Arduino, Javascript)</text:p>
              </text:list-item>
              <text:list-item>
                <text:p text:style-name="P29"><text:span text:style-name="T32">Oversaw the organization’s finances, </text:span><text:span text:style-name="T33">raising $3</text:span><text:span text:style-name="T34">17</text:span><text:span text:style-name="T33">.00 for new supplies</text:span></text:p>
              </text:list-item>
            </text:list>
          </table:table-cell>
        </table:table-row>
        <table:table-row table:style-name="Table1.8">
          <table:table-cell table:style-name="Table1.A1" office:value-type="string">
            <text:p text:style-name="P6">EXPERIENCE</text:p>
          </table:table-cell>
          <table:table-cell table:style-name="Table1.A1" office:value-type="string">
            <text:list xml:id="list193915862028661" text:continue-list="list3310836665" text:style-name="WWNum3">
              <text:list-header>
                <text:p text:style-name="P47"><office:annotation office:name="__Annotation__49_1791285107"><dc:creator>Richard Z</dc:creator><dc:date>2019-09-24T07:20:00</dc:date><text:p><text:span text:style-name="T71">haven't actually done this lol</text:span></text:p></office:annotation><text:span text:style-name="T15">Gateways Summer School <text:s text:c="2"/></text:span><text:span text:style-name="T12"><text:s text:c="130"/></text:span><text:span text:style-name="T16">San Diego, CA</text:span></text:p>
              </text:list-header>
            </text:list>
            <text:p text:style-name="P7"><text:span text:style-name="T22">Teaching Aide <text:s text:c="142"/>Jul.</text:span><text:span text:style-name="T21"> 2018 — Aug. 2018</text:span><text:span text:style-name="T12"> <text:s text:c="43"/></text:span></text:p>
            <text:list xml:id="list193916692171760" text:continue-numbering="true" text:style-name="WWNum3">
              <text:list-item>
                <text:p text:style-name="P40">A<text:span text:style-name="T10">ided</text:span> Architecture <text:span text:style-name="T31">&amp; </text:span>Engineering teacher <text:span text:style-name="T3">with giving lessons and mentoring students</text:span></text:p>
              </text:list-item>
              <text:list-item>
                <text:p text:style-name="P46"><text:span text:style-name="T13">Guided </text:span><text:span text:style-name="T14">30</text:span><text:span text:style-name="T13"> students on their projects and supervised them during break, learning, and work times</text:span></text:p>
              </text:list-item>
            </text:list>
            <text:p text:style-name="P10"><text:span text:style-name="T15">Online Clothing Page <text:s text:c="140"/></text:span><text:span text:style-name="T25"><text:s/></text:span><text:span text:style-name="T18">San Diego, CA</text:span><text:span text:style-name="T15"> <text:s text:c="27"/></text:span></text:p>
            <text:p text:style-name="P10"><text:span text:style-name="T24">Self Employed</text:span><text:span text:style-name="T19"> <text:s text:c="12"/></text:span><text:span text:style-name="T15"><text:s text:c="52"/></text:span><text:span text:style-name="T21"><text:s text:c="76"/>Jan. 2018 — </text:span><text:span text:style-name="T23">May</text:span><text:span text:style-name="T21"> 2019</text:span></text:p>
            <text:list xml:id="list3695816848" text:style-name="L6">
              <text:list-item>
                <text:p text:style-name="P33">Sold, packaged, and shipped clothing, cosmetics, books, and other items through an online webpage, with over 85 transactions totalling a revenue of $2,237.35</text:p>
              </text:list-item>
            </text:list>
          </table:table-cell>
        </table:table-row>
        <table:table-row table:style-name="Table1.9">
          <table:table-cell table:style-name="Table1.A1" office:value-type="string">
            <text:p text:style-name="P3">OTHER</text:p>
          </table:table-cell>
          <table:table-cell table:style-name="Table1.A1" office:value-type="string">
            <text:p text:style-name="P11">Awards</text:p>
            <text:list xml:id="list2659811851" text:style-name="WWNum5">
              <text:list-item>
                <text:p text:style-name="P34">CalHacks 2019 BlackRock API Prize Winner</text:p>
              </text:list-item>
              <text:list-item>
                <text:p text:style-name="P35">Intuit George A. Hansen Computer Science Scholar</text:p>
              </text:list-item>
              <text:list-item>
                <text:p text:style-name="P36">Southern California Developmental Soccer League Div. 1 Champio<text:span text:style-name="T64">n</text:span>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01T19:39:15.631270276</dc:date>
    <meta:editing-duration>PT9H32M12S</meta:editing-duration>
    <meta:editing-cycles>113</meta:editing-cycles>
    <meta:document-statistic meta:table-count="1" meta:image-count="0" meta:object-count="0" meta:page-count="1" meta:paragraph-count="50" meta:word-count="483" meta:character-count="4695" meta:non-whitespace-character-count="2834"/>
  </office:meta>
</office:document-meta>
</file>